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9eaee" officeooo:paragraph-rsid="0009eaee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738d9" officeooo:paragraph-rsid="0009eae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9eaee" officeooo:paragraph-rsid="0009eae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style:text-underline-style="none" fo:font-weight="bold" officeooo:rsid="000738d9" officeooo:paragraph-rsid="0009ea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9eaee"/>
    </style:style>
    <style:style style:name="P6" style:family="paragraph" style:parent-style-name="Standard">
      <style:text-properties style:font-name="Liberation Serif" fo:font-size="14pt" style:text-underline-style="none" fo:font-weight="normal" officeooo:rsid="000738d9" officeooo:paragraph-rsid="0009eae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09eaee" officeooo:paragraph-rsid="000ce55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0ce557" officeooo:paragraph-rsid="000ce55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0f1f29" officeooo:paragraph-rsid="000f1f2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12f735" officeooo:paragraph-rsid="0012f73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159fe6" officeooo:paragraph-rsid="00159fe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1e2d7b" officeooo:paragraph-rsid="001e2d7b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217dc5" officeooo:paragraph-rsid="00217dc5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officeooo:rsid="000ce557" officeooo:paragraph-rsid="000ce55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e2d7b" officeooo:paragraph-rsid="001e2d7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ea03e" officeooo:paragraph-rsid="001ea03e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style="normal" style:text-underline-style="none" fo:font-weight="bold" officeooo:rsid="0009eaee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Liberation Serif" fo:font-size="14pt" fo:font-style="normal" style:text-underline-style="none" fo:font-weight="bold" officeooo:rsid="0009eae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Liberation Serif" fo:font-size="14pt" fo:font-style="normal" style:text-underline-style="none" fo:font-weight="normal" officeooo:rsid="0009eae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officeooo:rsid="0009eaee" style:font-size-asian="14pt" style:font-size-complex="14pt"/>
    </style:style>
    <style:style style:name="T7" style:family="text">
      <style:text-properties officeooo:rsid="000ce557"/>
    </style:style>
    <style:style style:name="T8" style:family="text">
      <style:text-properties officeooo:rsid="000d7ef6"/>
    </style:style>
    <style:style style:name="T9" style:family="text">
      <style:text-properties officeooo:rsid="000e3fe0"/>
    </style:style>
    <style:style style:name="T10" style:family="text">
      <style:text-properties officeooo:rsid="0012d97c"/>
    </style:style>
    <style:style style:name="T11" style:family="text">
      <style:text-properties officeooo:rsid="0012f735"/>
    </style:style>
    <style:style style:name="T12" style:family="text">
      <style:text-properties officeooo:rsid="0014f3ff"/>
    </style:style>
    <style:style style:name="T13" style:family="text">
      <style:text-properties officeooo:rsid="00156abf"/>
    </style:style>
    <style:style style:name="T14" style:family="text">
      <style:text-properties officeooo:rsid="00191b76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07e802" style:font-weight-asian="bold" style:font-weight-complex="bold"/>
    </style:style>
    <style:style style:name="T17" style:family="text">
      <style:text-properties style:text-underline-style="none" fo:font-weight="bold" officeooo:rsid="0009bb89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9bb89" style:font-weight-asian="normal" style:font-weight-complex="normal"/>
    </style:style>
    <style:style style:name="T20" style:family="text">
      <style:text-properties style:text-underline-style="none" fo:font-weight="normal" officeooo:rsid="00202c06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gdalena Majkowska – Rozwiązanie problemu konsumenta i producenta za pomocą monitorów</text:p>
      <text:p text:style-name="P4">1. Założenia:</text:p>
      <text:p text:style-name="P6">Bufor 9 elementowy FIFO. Dwóch konsumentów – A i B którzy produkują litery A i B. Producent A może zapisywać elementy do bufora, jedynie gdy liczba elementów w buforze jest większa niż 5. Odczyt usunięcie jest dozwolone, gdy liczba elementów w buforze jest większa niż 3. </text:p>
      <text:p text:style-name="P2">2. Realizacja:</text:p>
      <text:p text:style-name="P3">a) bufor FIFO→<text:span text:style-name="T1"> użyję już wcześniej zaprojektowanej i działającej biblioteki „queue.h” z drobną zmianą, że po włożeniu elementu do kolejki będziemy przesuwać resztę o jedno miejsce w prawo. (żeby początek kolejki nie „pływał” jak miało to miejsce w poprzednim projekcie)</text:span></text:p>
      <text:p text:style-name="P5"><text:span text:style-name="T2">b)Monitor →</text:span><text:span text:style-name="T3"> </text:span><text:span text:style-name="T4">z def.: </text:span><text:span text:style-name="T5">zbi</text:span><text:span text:style-name="T6">ó</text:span><text:span text:style-name="T5">r procedur, zmiennych </text:span><text:span text:style-name="T6">i </text:span><text:span text:style-name="T5">struktur danych,kt</text:span><text:span text:style-name="T6">ó</text:span><text:span text:style-name="T5">re s</text:span><text:span text:style-name="T6">ą </text:span><text:span text:style-name="T5">zgrupowane w specjalnym module. W ka</text:span><text:span text:style-name="T6">ż</text:span><text:span text:style-name="T5">dej chwilitylko jeden proces aktywny mo</text:span><text:span text:style-name="T6">ż</text:span><text:span text:style-name="T5">e przebywa</text:span><text:span text:style-name="T6">ć </text:span><text:span text:style-name="T5">w danym monitorze.</text:span></text:p>
      <text:p text:style-name="P7"><text:span text:style-name="T14">3</text:span> zmienne warunkowe: full(zapobiega pisaniu do przepełnionego bufora), <text:span text:style-name="T7">ready_to_eat (zapobiega czytaniu gdy liczba elementów w buforze mniejsza/równa niż 3), wakeupA (będziemy za jej pomocą sygnalizować producentowi A, że ma się obudzić)</text:span></text:p>
      <text:p text:style-name="P8">Będę używać dwóch operacji wait() i signal() na zmiennych warunkowych. Wait() zawiesza procedurę, inny proces może wejść do SK, przy wyjściu będzie wywoływał signal(), który obudzi zawieszony proces. <text:s/></text:p>
      <text:p text:style-name="P8">Koncept w pseudokodzie:</text:p>
      <text:p text:style-name="P8">dla producenta B:</text:p>
      <text:p text:style-name="P8"/>
      <text:p text:style-name="P8"><text:tab/>if count ==<text:span text:style-name="T9">9</text:span></text:p>
      <text:p text:style-name="P8"><text:tab/><text:span text:style-name="T8">wait(full)<text:tab/><text:tab/>//musimy poczekać aż konsument zdejmie z kolejki</text:span></text:p>
      <text:p text:style-name="P8"><text:tab/><text:span text:style-name="T8">enter_item();<text:tab/>//wpisujemy dane do kolejki</text:span></text:p>
      <text:p text:style-name="P8"><text:tab/><text:span text:style-name="T8">count+=1</text:span></text:p>
      <text:p text:style-name="P8"><text:tab/><text:span text:style-name="T8">if count &gt;3 <text:tab/></text:span></text:p>
      <text:p text:style-name="P8"><text:tab/><text:span text:style-name="T8">signal(ready_to_eat) //sygnalizujemy konsumentowi że może jeść</text:span></text:p>
      <text:p text:style-name="P8"><text:tab/><text:span text:style-name="T12">if count &gt;5</text:span></text:p>
      <text:p text:style-name="P8"><text:tab/><text:span text:style-name="T13">signal(wakeupA)</text:span></text:p>
      <text:p text:style-name="P9"/>
      <text:p text:style-name="P9">dla konsumentów:</text:p>
      <text:p text:style-name="P9"/>
      <text:p text:style-name="P9"><text:tab/>if count <text:span text:style-name="T10">&lt;= 3</text:span></text:p>
      <text:p text:style-name="P9"><text:tab/>wait(<text:span text:style-name="T10">ready_to_eat</text:span>)</text:p>
      <text:p text:style-name="P9"><text:tab/><text:span text:style-name="T11">remove_item();</text:span></text:p>
      <text:p text:style-name="P9"><text:tab/><text:span text:style-name="T11">count-=1;</text:span></text:p>
      <text:p text:style-name="P10"><text:tab/>if count == 8</text:p>
      <text:p text:style-name="P10"><text:tab/>signal(full) </text:p>
      <text:p text:style-name="P7"/>
      <text:p text:style-name="P11">dla producenta A:</text:p>
      <text:p text:style-name="P11"/>
      <text:p text:style-name="P11"><text:soft-page-break/><text:tab/>if count == 9</text:p>
      <text:p text:style-name="P11"><text:tab/>wait(full);</text:p>
      <text:p text:style-name="P11"><text:tab/>if count &lt; 5</text:p>
      <text:p text:style-name="P11"><text:tab/>wait(wakeupA)</text:p>
      <text:p text:style-name="P11"><text:tab/>enter_item();</text:p>
      <text:p text:style-name="P11"><text:tab/>count+=1</text:p>
      <text:p text:style-name="P11"><text:tab/>signal(ready_to_eat);</text:p>
      <text:p text:style-name="P8"><text:s/></text:p>
      <text:p text:style-name="P13">Oczywiście należy zadbać również o odpowiednie komentarze dla poszczególnych funkcji w monitorze. </text:p>
      <text:p text:style-name="P13">Np. „Konsument nr %d wyjmuje z kolejki %d”, numer_kons, literka</text:p>
      <text:p text:style-name="P12"><text:span text:style-name="T21">c) </text:span><text:span text:style-name="T17">p</text:span><text:span text:style-name="T16">rocesy –</text:span><text:span text:style-name="T18">podobnie jak w moim poprzednim projekcie użyję biblioteki &lt;pthread.h&gt;</text:span><text:span text:style-name="T16"> </text:span><text:span text:style-name="T19">do uruchomienia procesów </text:span><text:span text:style-name="T18">i </text:span><text:span text:style-name="T19">wstrzymania programu głównego aż do zakończenia wątków.</text:span></text:p>
      <text:p text:style-name="P12"><text:span text:style-name="T17">d</text:span><text:span text:style-name="T15">) Funkcje producentów i konsumentów</text:span><text:span text:style-name="T18">→ będą teraz znacznie prostsze w implementacji bo cały mechanizm wzajemnego wykluczania będzie „zaszyty” w monitorze. Będzie to od nas wymagało tylko do zadbania o komentarze np.</text:span></text:p>
      <text:p text:style-name="P15">producentA(){</text:p>
      <text:p text:style-name="P15">printf(„ProducentA: Próbuję wejść do sekcji krytycznej.”)</text:p>
      <text:p text:style-name="P12"><text:span text:style-name="T18">monitor.</text:span><text:span text:style-name="T20">produce</text:span><text:span text:style-name="T18">();</text:span></text:p>
      <text:p text:style-name="P15">printf(„ProducentA: Zakończyłem działanie w sekcji krytycznej.”)</text:p>
      <text:p text:style-name="P16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40:41.376159214</meta:creation-date>
    <dc:date>2019-12-17T21:45:58.154493050</dc:date>
    <meta:editing-duration>PT11H4M34S</meta:editing-duration>
    <meta:editing-cycles>24</meta:editing-cycles>
    <meta:generator>LibreOffice/6.1.6.3$Linux_X86_64 LibreOffice_project/10$Build-3</meta:generator>
    <meta:document-statistic meta:table-count="0" meta:image-count="0" meta:object-count="0" meta:page-count="2" meta:paragraph-count="43" meta:word-count="340" meta:character-count="2452" meta:non-whitespace-character-count="2122"/>
  </office:meta>
</office:document-meta>
</file>